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8.8736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10" style:family="table-cell" style:parent-style-name="Default">
      <style:text-properties fo:color="#00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5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table:style-name="ce3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/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</text:p>
          </table:table-cell>
          <table:table-cell office:value-type="string" calcext:value-type="string">
            <text:p>apathy; nonchalance</text:p>
          </table:table-cell>
          <table:table-cell table:number-columns-repeated="2"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office:value-type="string" calcext:value-type="string">
            <text:p>Make someone tired; completely used up</text:p>
          </table:table-cell>
          <table:table-cell office:value-type="string" calcext:value-type="string">
            <text:p>drained;deplet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/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table:number-columns-repeated="3"/>
          <table:table-cell office:value-type="string" calcext:value-type="string">
            <text:p>Many industries disregard environmental regulations in pursuit of high profit, leading to long term damage to ecosyste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ity</text:p>
          </table:table-cell>
          <table:table-cell/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table:number-columns-repeated="2"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table:style-name="ce3"/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Detractor</text:p>
          </table:table-cell>
          <table:table-cell table:style-name="ce3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/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strong felling of sad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event or process to stop</text:p>
          </table:table-cell>
          <table:table-cell office:value-type="string" calcext:value-type="string">
            <text:p>repressed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/>
          <table:table-cell office:value-type="string" calcext:value-type="string">
            <text:p>difficult to control or 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bitterness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/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0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5"/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immoral action</text:p>
          </table:table-cell>
          <table:table-cell office:value-type="string" calcext:value-type="string">
            <text:p>blata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/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/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/>
          <table:table-cell office:value-type="string" calcext:value-type="string">
            <text:p>beginning of something(unpleas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table:number-columns-repeated="3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/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sive</text:p>
          </table:table-cell>
          <table:table-cell/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/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/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/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1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</text:p>
          </table:table-cell>
          <table:table-cell/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/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done very unwilling; done quickly and carelessly</text:p>
          </table:table-cell>
          <table:table-cell office:value-type="string" calcext:value-type="string">
            <text:p>cur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/>
          <table:table-cell office:value-type="string" calcext:value-type="string">
            <text:p>proof(not be blame for a crime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/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/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/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table:number-columns-repeated="3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/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before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robust; gust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/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/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/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/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ly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need or to impose/result in something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ment</text:p>
          </table:table-cell>
          <table:table-cell/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369;366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/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/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/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/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</text:p>
          </table:table-cell>
          <table:table-cell table:number-columns-repeated="2"/>
          <table:table-cell office:value-type="string" calcext:value-type="string">
            <text:p>The island is a veritable paradi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1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1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/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4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3"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table:number-columns-repeated="2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/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</text:p>
          </table:table-cell>
          <table:table-cell table:number-columns-repeated="2"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/>
          <table:table-cell office:value-type="string" calcext:value-type="string">
            <text:p>doing better than previous standard</text:p>
          </table:table-cell>
          <table:table-cell table:number-columns-repeated="3"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table:number-columns-repeated="3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 table:number-columns-repeated="3"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table:number-columns-repeated="2"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 table:number-columns-repeated="3"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</text:p>
          </table:table-cell>
          <table:table-cell table:number-columns-repeated="2"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refer to someone that is difficult to deal with or oppose 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</text:p>
          </table:table-cell>
          <table:table-cell table:number-columns-repeated="3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table:number-columns-repeated="3"/>
          <table:table-cell office:value-type="string" calcext:value-type="string">
            <text:p>The scandal tarnished the politician’s reputation; the controversy left a tarnish on the company’s ima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</text:p>
          </table:table-cell>
          <table:table-cell table:number-columns-repeated="3"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 table:number-columns-repeated="3"/>
          <table:table-cell office:value-type="string" calcext:value-type="string">
            <text:p>The economic crisis precipitated widespread unemploy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table:number-columns-repeated="3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2"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 table:number-columns-repeated="3"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table:number-columns-repeated="3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 table:number-rows-repeated="104774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/00/0000</text:date>, <text:time style:data-style-name="N2" text:time-value="11:06:39.9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3-09T11:48:13.576000000</dc:date>
    <meta:editing-duration>P8DT18H2M41S</meta:editing-duration>
    <meta:editing-cycles>2593</meta:editing-cycles>
    <meta:generator>LibreOffice/24.8.5.2$Windows_X86_64 LibreOffice_project/fddf2685c70b461e7832239a0162a77216259f22</meta:generator>
    <meta:document-statistic meta:table-count="1" meta:cell-count="2690" meta:object-count="0"/>
  </office:meta>
</office:document-meta>
</file>